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1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1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</style:style>
    <style:style style:name="ce1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F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F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H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Q7)))" style:apply-style-name="cf1" style:base-cell-address="Data_Sheet.Q7"/>
      <style:map style:condition="is-true-formula(msoxl:AND(NOT(ISBLANK(R7)),ISBLANK(Q7)))" style:apply-style-name="cf1" style:base-cell-address="Data_Sheet.Q7"/>
      <style:map style:condition="is-true-formula(msoxl:AND(NOT(ISBLANK(R7)),ISBLANK(Q7)))" style:apply-style-name="cf1" style:base-cell-address="Data_Sheet.Q7"/>
      <style:map style:condition="is-true-formula(msoxl:AND(NOT(ISBLANK(R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Q8)))" style:apply-style-name="cf1" style:base-cell-address="Data_Sheet.Q8"/>
      <style:map style:condition="is-true-formula(msoxl:AND(NOT(ISBLANK(R8)),ISBLANK(Q8)))" style:apply-style-name="cf1" style:base-cell-address="Data_Sheet.Q8"/>
      <style:map style:condition="is-true-formula(msoxl:AND(NOT(ISBLANK(R8)),ISBLANK(Q8)))" style:apply-style-name="cf1" style:base-cell-address="Data_Sheet.Q8"/>
      <style:map style:condition="is-true-formula(msoxl:AND(NOT(ISBLANK(R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9)),ISBLANK(P9)))" style:apply-style-name="cf1" style:base-cell-address="Data_Sheet.P9"/>
      <style:map style:condition="is-true-formula(msoxl:AND(NOT(ISBLANK(Q9)),ISBLANK(P9)))" style:apply-style-name="cf1" style:base-cell-address="Data_Sheet.P9"/>
      <style:map style:condition="is-true-formula(msoxl:AND(NOT(ISBLANK(Q9)),ISBLANK(P9)))" style:apply-style-name="cf1" style:base-cell-address="Data_Sheet.P9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P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R4)),ISBLANK(Q4)))" style:apply-style-name="cf1" style:base-cell-address="Data_Sheet.Q4"/>
      <style:map style:condition="is-true-formula(msoxl:AND(NOT(ISBLANK(R4)),ISBLANK(Q4)))" style:apply-style-name="cf1" style:base-cell-address="Data_Sheet.Q4"/>
      <style:map style:condition="is-true-formula(msoxl:AND(NOT(ISBLANK(R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R5)),ISBLANK(Q5)))" style:apply-style-name="cf1" style:base-cell-address="Data_Sheet.Q5"/>
      <style:map style:condition="is-true-formula(msoxl:AND(NOT(ISBLANK(R5)),ISBLANK(Q5)))" style:apply-style-name="cf1" style:base-cell-address="Data_Sheet.Q5"/>
      <style:map style:condition="is-true-formula(msoxl:AND(NOT(ISBLANK(R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5)),ISBLANK(P5)))" style:apply-style-name="cf1" style:base-cell-address="Data_Sheet.P5"/>
      <style:map style:condition="is-true-formula(msoxl:AND(NOT(ISBLANK(Q5)),ISBLANK(P5)))" style:apply-style-name="cf1" style:base-cell-address="Data_Sheet.P5"/>
      <style:map style:condition="is-true-formula(msoxl:AND(NOT(ISBLANK(Q5)),ISBLANK(P5)))" style:apply-style-name="cf1" style:base-cell-address="Data_Sheet.P5"/>
      <style:map style:condition="is-true-formula(msoxl:AND(NOT(ISBLANK(Q5)),ISBLANK(P5)))" style:apply-style-name="cf1" style:base-cell-address="Data_Sheet.P5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5)),ISBLANK(P5)))" style:apply-style-name="cf1" style:base-cell-address="Data_Sheet.P5"/>
      <style:map style:condition="is-true-formula(msoxl:AND(NOT(ISBLANK(R6)),ISBLANK(Q6)))" style:apply-style-name="cf1" style:base-cell-address="Data_Sheet.Q6"/>
      <style:map style:condition="is-true-formula(msoxl:AND(NOT(ISBLANK(R6)),ISBLANK(Q6)))" style:apply-style-name="cf1" style:base-cell-address="Data_Sheet.Q6"/>
      <style:map style:condition="is-true-formula(msoxl:AND(NOT(ISBLANK(R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J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L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N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Z4)))" style:apply-style-name="cf1" style:base-cell-address="Data_Sheet.Z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Z4)))" style:apply-style-name="cf1" style:base-cell-address="Data_Sheet.Z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D5)),ISBLANK(E5)))" style:apply-style-name="cf1" style:base-cell-address="Data_Sheet.E5"/>
      <style:map style:condition="is-true-formula(msoxl:AND(NOT(ISBLANK(AB8)),ISBLANK(AC8)))" style:apply-style-name="cf1" style:base-cell-address="Data_Sheet.AC8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C5)),ISBLANK(AB5)))" style:apply-style-name="cf1" style:base-cell-address="Data_Sheet.AB5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Q4)),ISBLANK(P4)))" style:apply-style-name="cf1" style:base-cell-address="Data_Sheet.P4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Z8)))" style:apply-style-name="cf1" style:base-cell-address="Data_Sheet.Z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1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Z8)))" style:apply-style-name="cf1" style:base-cell-address="Data_Sheet.Z8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1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9">
            <text:p>Organisation name</text:p>
          </table:table-cell>
          <table:table-cell office:value-type="string" table:number-columns-spanned="1" table:number-rows-spanned="3" table:content-validation-name="val3" table:style-name="ce9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9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9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0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9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0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9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9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9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9">
            <text:p>Admin officers/admin assistants</text:p>
          </table:table-cell>
          <table:covered-table-cell/>
          <table:table-cell office:value-type="string" table:number-columns-spanned="2" table:number-rows-spanned="1" table:style-name="ce9">
            <text:p>Executive Officers</text:p>
          </table:table-cell>
          <table:covered-table-cell/>
          <table:table-cell office:value-type="string" table:number-columns-spanned="2" table:number-rows-spanned="1" table:style-name="ce9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9">
            <text:p>Grade 6/7</text:p>
          </table:table-cell>
          <table:covered-table-cell/>
          <table:table-cell office:value-type="string" table:number-columns-spanned="2" table:number-rows-spanned="1" table:style-name="ce9">
            <text:p>Senior Civil Service</text:p>
          </table:table-cell>
          <table:covered-table-cell/>
          <table:table-cell office:value-type="string" table:number-columns-spanned="2" table:number-rows-spanned="1" table:style-name="ce9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9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9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0">
            <text:p>Interim managers</text:p>
          </table:table-cell>
          <table:covered-table-cell/>
          <table:table-cell office:value-type="string" table:number-columns-spanned="2" table:number-rows-spanned="1" table:style-name="ce10">
            <text:p>Specialist Contractors</text:p>
          </table:table-cell>
          <table:covered-table-cell/>
          <table:table-cell office:value-type="string" table:number-columns-spanned="2" table:number-rows-spanned="1" table:style-name="ce10">
            <text:p>Consultants/consultancy</text:p>
          </table:table-cell>
          <table:covered-table-cell/>
          <table:table-cell office:value-type="string" table:number-columns-spanned="2" table:number-rows-spanned="1" table:style-name="ce9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9">
            <text:p>Salary</text:p>
          </table:table-cell>
          <table:table-cell office:value-type="string" table:number-columns-spanned="1" table:number-rows-spanned="2" table:style-name="ce9">
            <text:p>Allowances</text:p>
          </table:table-cell>
          <table:table-cell office:value-type="string" table:number-columns-spanned="1" table:number-rows-spanned="2" table:style-name="ce9">
            <text:p>Non-consolidated performance payments</text:p>
          </table:table-cell>
          <table:table-cell office:value-type="string" table:number-columns-spanned="1" table:number-rows-spanned="2" table:style-name="ce9">
            <text:p>Overtime</text:p>
          </table:table-cell>
          <table:table-cell office:value-type="string" table:number-columns-spanned="1" table:number-rows-spanned="2" table:style-name="ce9">
            <text:p>Employer pension contributions</text:p>
          </table:table-cell>
          <table:table-cell office:value-type="string" table:number-columns-spanned="1" table:number-rows-spanned="2" table:style-name="ce9">
            <text:p>Employer national insurance contributions</text:p>
          </table:table-cell>
          <table:table-cell office:value-type="string" table:number-columns-spanned="1" table:number-rows-spanned="2" table:style-name="ce9">
            <text:p>Total paybill for payroll staff</text:p>
          </table:table-cell>
          <table:table-cell office:value-type="string" table:number-columns-spanned="1" table:number-rows-spanned="2" table:style-name="ce9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9">
            <text:p>Total cost of consultants/</text:p>
            <text:p>consultancy</text:p>
          </table:table-cell>
          <table:table-cell office:value-type="string" table:number-columns-spanned="1" table:number-rows-spanned="2" table:style-name="ce9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3">
            <text:p>Ministerial Department</text:p>
          </table:table-cell>
          <table:table-cell office:value-type="string" table:style-name="ce15">
            <text:p>Home Office</text:p>
          </table:table-cell>
          <table:table-cell office:value-type="float" office:value="8066" table:style-name="ce23">
            <text:p>8,066</text:p>
          </table:table-cell>
          <table:table-cell office:value-type="float" office:value="7340.53" table:style-name="ce27">
            <text:p>7,341</text:p>
          </table:table-cell>
          <table:table-cell office:value-type="float" office:value="11733" table:style-name="ce36">
            <text:p>11,733</text:p>
          </table:table-cell>
          <table:table-cell office:value-type="float" office:value="11016.1" table:style-name="ce39">
            <text:p>11,016</text:p>
          </table:table-cell>
          <table:table-cell office:value-type="float" office:value="6411" table:style-name="ce88">
            <text:p>6,411</text:p>
          </table:table-cell>
          <table:table-cell office:value-type="float" office:value="6170.94" table:style-name="ce91">
            <text:p>6,171</text:p>
          </table:table-cell>
          <table:table-cell office:value-type="float" office:value="1983" table:style-name="ce95">
            <text:p>1,983</text:p>
          </table:table-cell>
          <table:table-cell office:value-type="float" office:value="1937.07" table:style-name="ce98">
            <text:p>1,937</text:p>
          </table:table-cell>
          <table:table-cell office:value-type="float" office:value="216" table:style-name="ce106">
            <text:p>216</text:p>
          </table:table-cell>
          <table:table-cell office:value-type="float" office:value="213.84" table:style-name="ce109">
            <text:p>214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28409" table:content-validation-name="val3" table:style-name="ce61">
            <text:p>28,409</text:p>
          </table:table-cell>
          <table:table-cell office:value-type="float" office:value="26678.48" table:content-validation-name="val3" table:style-name="ce63">
            <text:p>26,678</text:p>
          </table:table-cell>
          <table:table-cell office:value-type="float" office:value="998" table:style-name="ce62">
            <text:p>998</text:p>
          </table:table-cell>
          <table:table-cell office:value-type="float" office:value="965.09" table:style-name="ce67">
            <text:p>965</text:p>
          </table:table-cell>
          <table:table-cell table:style-name="ce118"/>
          <table:table-cell table:style-name="ce121"/>
          <table:table-cell table:style-name="ce130"/>
          <table:table-cell table:style-name="ce133"/>
          <table:table-cell table:style-name="ce136"/>
          <table:table-cell table:style-name="ce144"/>
          <table:table-cell office:value-type="float" office:value="998" table:style-name="ce146">
            <text:p>998</text:p>
          </table:table-cell>
          <table:table-cell office:value-type="float" office:value="965.09" table:style-name="ce145">
            <text:p>965</text:p>
          </table:table-cell>
          <table:table-cell office:value-type="float" office:value="29407" table:content-validation-name="val3" table:style-name="ce147">
            <text:p>29,407</text:p>
          </table:table-cell>
          <table:table-cell office:value-type="float" office:value="27643.57" table:content-validation-name="val3" table:style-name="ce152">
            <text:p>27,644</text:p>
          </table:table-cell>
          <table:table-cell office:value-type="currency" office:value="64757989" table:content-validation-name="val2" table:style-name="ce7">
            <text:p>£64,757,989.00</text:p>
          </table:table-cell>
          <table:table-cell office:value-type="currency" office:value="8340763" table:content-validation-name="val2" table:style-name="ce7">
            <text:p>£8,340,763.00</text:p>
          </table:table-cell>
          <table:table-cell office:value-type="currency" office:value="140751" table:content-validation-name="val2" table:style-name="ce7">
            <text:p>£140,751.00</text:p>
          </table:table-cell>
          <table:table-cell office:value-type="currency" office:value="377507" table:content-validation-name="val2" table:style-name="ce7">
            <text:p>£377,507.00</text:p>
          </table:table-cell>
          <table:table-cell office:value-type="currency" office:value="14911002" table:content-validation-name="val2" table:style-name="ce7">
            <text:p>£14,911,002.00</text:p>
          </table:table-cell>
          <table:table-cell office:value-type="currency" office:value="5617441" table:content-validation-name="val2" table:style-name="ce7">
            <text:p>£5,617,441.00</text:p>
          </table:table-cell>
          <table:table-cell office:value-type="currency" office:value="94145453" table:style-name="ce7">
            <text:p>£94,145,453.00</text:p>
          </table:table-cell>
          <table:table-cell office:value-type="currency" office:value="2853602.1" table:content-validation-name="val2" table:style-name="ce7">
            <text:p>£2,853,602.10</text:p>
          </table:table-cell>
          <table:table-cell office:value-type="currency" office:value="926633" table:content-validation-name="val2" table:style-name="ce7">
            <text:p>£926,633.00</text:p>
          </table:table-cell>
          <table:table-cell office:value-type="currency" office:value="3780235.1" table:style-name="ce7">
            <text:p>£3,780,235.10</text:p>
          </table:table-cell>
          <table:table-cell office:value-type="currency" office:value="97925688.099999994" table:style-name="ce7">
            <text:p>£97,925,688.10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2">
            <text:p>Executive Non-Departmental Public Body</text:p>
          </table:table-cell>
          <table:table-cell office:value-type="string" table:style-name="ce16">
            <text:p>Home Office</text:p>
          </table:table-cell>
          <table:table-cell office:value-type="float" office:value="303" table:style-name="ce24">
            <text:p>303</text:p>
          </table:table-cell>
          <table:table-cell office:value-type="float" office:value="265.86799999999994" table:style-name="ce26">
            <text:p>266</text:p>
          </table:table-cell>
          <table:table-cell office:value-type="float" office:value="212" table:style-name="ce35">
            <text:p>212</text:p>
          </table:table-cell>
          <table:table-cell office:value-type="float" office:value="191.48499999999999" table:style-name="ce37">
            <text:p>191</text:p>
          </table:table-cell>
          <table:table-cell office:value-type="float" office:value="255" table:style-name="ce87">
            <text:p>255</text:p>
          </table:table-cell>
          <table:table-cell office:value-type="float" office:value="238.286" table:style-name="ce90">
            <text:p>238</text:p>
          </table:table-cell>
          <table:table-cell office:value-type="float" office:value="31" table:style-name="ce94">
            <text:p>31</text:p>
          </table:table-cell>
          <table:table-cell office:value-type="float" office:value="29.864999999999998" table:style-name="ce96">
            <text:p>30</text:p>
          </table:table-cell>
          <table:table-cell office:value-type="float" office:value="7" table:style-name="ce105">
            <text:p>7</text:p>
          </table:table-cell>
          <table:table-cell office:value-type="float" office:value="7" table:style-name="ce108">
            <text:p>7</text:p>
          </table:table-cell>
          <table:table-cell office:value-type="float" office:value="5" table:style-name="ce55">
            <text:p>5</text:p>
          </table:table-cell>
          <table:table-cell office:value-type="float" office:value="0.64" table:style-name="ce58">
            <text:p>1</text:p>
          </table:table-cell>
          <table:table-cell office:value-type="float" office:value="813" table:content-validation-name="val3" table:style-name="ce68">
            <text:p>813</text:p>
          </table:table-cell>
          <table:table-cell office:value-type="float" office:value="733.14399999999989" table:content-validation-name="val3" table:style-name="ce64">
            <text:p>733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2" table:style-name="ce129">
            <text:p>12</text:p>
          </table:table-cell>
          <table:table-cell office:value-type="float" office:value="12" table:style-name="ce132">
            <text:p>12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13" table:style-name="ce159">
            <text:p>13</text:p>
          </table:table-cell>
          <table:table-cell office:value-type="float" office:value="13" table:style-name="ce149">
            <text:p>13</text:p>
          </table:table-cell>
          <table:table-cell office:value-type="float" office:value="826" table:content-validation-name="val3" table:style-name="ce158">
            <text:p>826</text:p>
          </table:table-cell>
          <table:table-cell office:value-type="float" office:value="746.14399999999989" table:content-validation-name="val3" table:style-name="ce154">
            <text:p>746</text:p>
          </table:table-cell>
          <table:table-cell office:value-type="currency" office:value="1652612.370000002" table:content-validation-name="val1" table:style-name="ce7">
            <text:p>£1,652,612.37</text:p>
          </table:table-cell>
          <table:table-cell office:value-type="currency" office:value="4847.5300000000007" table:content-validation-name="val1" table:style-name="ce7">
            <text:p>£4,847.53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41175.159999999989" table:content-validation-name="val1" table:style-name="ce7">
            <text:p>£41,175.16</text:p>
          </table:table-cell>
          <table:table-cell office:value-type="currency" office:value="333929.40000000253" table:content-validation-name="val1" table:style-name="ce7">
            <text:p>£333,929.40</text:p>
          </table:table-cell>
          <table:table-cell office:value-type="currency" office:value="117528.72000000009" table:content-validation-name="val1" table:style-name="ce7">
            <text:p>£117,528.72</text:p>
          </table:table-cell>
          <table:table-cell office:value-type="currency" office:value="2150093.1800000044" table:style-name="ce7">
            <text:p>£2,150,093.18</text:p>
          </table:table-cell>
          <table:table-cell office:value-type="currency" office:value="148869" table:content-validation-name="val2" table:style-name="ce7">
            <text:p>£148,869.00</text:p>
          </table:table-cell>
          <table:table-cell office:value-type="currency" office:value="2411" table:content-validation-name="val2" table:style-name="ce7">
            <text:p>£2,411.00</text:p>
          </table:table-cell>
          <table:table-cell office:value-type="currency" office:value="151280" table:style-name="ce7">
            <text:p>£151,280.00</text:p>
          </table:table-cell>
          <table:table-cell office:value-type="currency" office:value="2301373.1800000044" table:style-name="ce7">
            <text:p>£2,301,373.18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11">
            <text:p>Executive Non-Departmental Public Body</text:p>
          </table:table-cell>
          <table:table-cell office:value-type="string" table:style-name="ce14">
            <text:p>Home Office</text:p>
          </table:table-cell>
          <table:table-cell office:value-type="float" office:value="62" table:style-name="ce22">
            <text:p>62</text:p>
          </table:table-cell>
          <table:table-cell office:value-type="float" office:value="60.837800000000001" table:style-name="ce25">
            <text:p>61</text:p>
          </table:table-cell>
          <table:table-cell office:value-type="float" office:value="67" table:style-name="ce34">
            <text:p>67</text:p>
          </table:table-cell>
          <table:table-cell office:value-type="float" office:value="66.351300000000009" table:style-name="ce38">
            <text:p>66</text:p>
          </table:table-cell>
          <table:table-cell office:value-type="float" office:value="669" table:style-name="ce89">
            <text:p>669</text:p>
          </table:table-cell>
          <table:table-cell office:value-type="float" office:value="656.90099999999995" table:style-name="ce92">
            <text:p>657</text:p>
          </table:table-cell>
          <table:table-cell office:value-type="float" office:value="60" table:style-name="ce93">
            <text:p>60</text:p>
          </table:table-cell>
          <table:table-cell office:value-type="float" office:value="59.272999999999996" table:style-name="ce97">
            <text:p>59</text:p>
          </table:table-cell>
          <table:table-cell office:value-type="float" office:value="6" table:style-name="ce107">
            <text:p>6</text:p>
          </table:table-cell>
          <table:table-cell office:value-type="float" office:value="6" table:style-name="ce110">
            <text:p>6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864" table:content-validation-name="val3" table:style-name="ce68">
            <text:p>864</text:p>
          </table:table-cell>
          <table:table-cell office:value-type="float" office:value="849.36310000000003" table:content-validation-name="val3" table:style-name="ce70">
            <text:p>849</text:p>
          </table:table-cell>
          <table:table-cell office:value-type="float" office:value="60" table:style-name="ce69">
            <text:p>60</text:p>
          </table:table-cell>
          <table:table-cell office:value-type="float" office:value="60" table:style-name="ce80">
            <text:p>6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5" table:style-name="ce134">
            <text:p>5</text:p>
          </table:table-cell>
          <table:table-cell office:value-type="float" office:value="5" table:style-name="ce131">
            <text:p>5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65" table:style-name="ce159">
            <text:p>65</text:p>
          </table:table-cell>
          <table:table-cell office:value-type="float" office:value="65" table:style-name="ce163">
            <text:p>65</text:p>
          </table:table-cell>
          <table:table-cell office:value-type="float" office:value="929" table:content-validation-name="val3" table:style-name="ce158">
            <text:p>929</text:p>
          </table:table-cell>
          <table:table-cell office:value-type="float" office:value="914.36310000000003" table:content-validation-name="val3" table:style-name="ce153">
            <text:p>914</text:p>
          </table:table-cell>
          <table:table-cell office:value-type="currency" office:value="2373687.75" table:content-validation-name="val2" table:style-name="ce7">
            <text:p>£2,373,687.75</text:p>
          </table:table-cell>
          <table:table-cell office:value-type="currency" office:value="119838.81999999999" table:content-validation-name="val2" table:style-name="ce7">
            <text:p>£119,838.82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34150" table:content-validation-name="val2" table:style-name="ce7">
            <text:p>£34,150.00</text:p>
          </table:table-cell>
          <table:table-cell office:value-type="currency" office:value="459787.22" table:content-validation-name="val2" table:style-name="ce7">
            <text:p>£459,787.22</text:p>
          </table:table-cell>
          <table:table-cell office:value-type="currency" office:value="198513.58" table:content-validation-name="val2" table:style-name="ce7">
            <text:p>£198,513.58</text:p>
          </table:table-cell>
          <table:table-cell office:value-type="currency" office:value="3185977.37" table:style-name="ce7">
            <text:p>£3,185,977.37</text:p>
          </table:table-cell>
          <table:table-cell office:value-type="currency" office:value="256324" table:content-validation-name="val2" table:style-name="ce7">
            <text:p>£256,324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256324" table:style-name="ce7">
            <text:p>£256,324.00</text:p>
          </table:table-cell>
          <table:table-cell office:value-type="currency" office:value="3442301.37" table:style-name="ce7">
            <text:p>£3,442,301.37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10" table:style-name="ce29">
            <text:p>10</text:p>
          </table:table-cell>
          <table:table-cell office:value-type="float" office:value="8.6" table:style-name="ce32">
            <text:p>9</text:p>
          </table:table-cell>
          <table:table-cell office:value-type="float" office:value="7" table:style-name="ce42">
            <text:p>7</text:p>
          </table:table-cell>
          <table:table-cell office:value-type="float" office:value="5.8" table:style-name="ce45">
            <text:p>6</text:p>
          </table:table-cell>
          <table:table-cell office:value-type="float" office:value="42" table:style-name="ce82">
            <text:p>42</text:p>
          </table:table-cell>
          <table:table-cell office:value-type="float" office:value="40.799999999999997" table:style-name="ce85">
            <text:p>41</text:p>
          </table:table-cell>
          <table:table-cell office:value-type="float" office:value="1" table:style-name="ce101">
            <text:p>1</text:p>
          </table:table-cell>
          <table:table-cell office:value-type="float" office:value="1" table:style-name="ce104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0.8" table:style-name="ce115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61" table:content-validation-name="val3" table:style-name="ce68">
            <text:p>61</text:p>
          </table:table-cell>
          <table:table-cell office:value-type="float" office:value="56.999999999999993" table:content-validation-name="val3" table:style-name="ce52">
            <text:p>57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0" table:style-name="ce164">
            <text:p>0</text:p>
          </table:table-cell>
          <table:table-cell office:value-type="float" office:value="61" table:content-validation-name="val3" table:style-name="ce158">
            <text:p>61</text:p>
          </table:table-cell>
          <table:table-cell office:value-type="float" office:value="56.999999999999993" table:content-validation-name="val3" table:style-name="ce151">
            <text:p>57</text:p>
          </table:table-cell>
          <table:table-cell office:value-type="currency" office:value="164969" table:content-validation-name="val2" table:style-name="ce7">
            <text:p>£164,969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33827" table:content-validation-name="val2" table:style-name="ce7">
            <text:p>£33,827.00</text:p>
          </table:table-cell>
          <table:table-cell office:value-type="currency" office:value="13271" table:content-validation-name="val2" table:style-name="ce7">
            <text:p>£13,271.00</text:p>
          </table:table-cell>
          <table:table-cell office:value-type="currency" office:value="212067" table:style-name="ce7">
            <text:p>£212,067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style-name="ce7">
            <text:p>£0.00</text:p>
          </table:table-cell>
          <table:table-cell office:value-type="currency" office:value="212067" table:style-name="ce7">
            <text:p>£212,067.00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17">
            <text:p>Executive Non-Departmental Public Body</text:p>
          </table:table-cell>
          <table:table-cell office:value-type="string" table:style-name="ce20">
            <text:p>Home Office</text:p>
          </table:table-cell>
          <table:table-cell office:value-type="float" office:value="44" table:style-name="ce28">
            <text:p>44</text:p>
          </table:table-cell>
          <table:table-cell office:value-type="float" office:value="41.58" table:style-name="ce31">
            <text:p>42</text:p>
          </table:table-cell>
          <table:table-cell office:value-type="float" office:value="68" table:style-name="ce41">
            <text:p>68</text:p>
          </table:table-cell>
          <table:table-cell office:value-type="float" office:value="68" table:style-name="ce43">
            <text:p>68</text:p>
          </table:table-cell>
          <table:table-cell office:value-type="float" office:value="44" table:style-name="ce81">
            <text:p>44</text:p>
          </table:table-cell>
          <table:table-cell office:value-type="float" office:value="43" table:style-name="ce84">
            <text:p>43</text:p>
          </table:table-cell>
          <table:table-cell office:value-type="float" office:value="25" table:style-name="ce100">
            <text:p>25</text:p>
          </table:table-cell>
          <table:table-cell office:value-type="float" office:value="25" table:style-name="ce102">
            <text:p>25</text:p>
          </table:table-cell>
          <table:table-cell office:value-type="float" office:value="4" table:style-name="ce111">
            <text:p>4</text:p>
          </table:table-cell>
          <table:table-cell office:value-type="float" office:value="4" table:style-name="ce114">
            <text:p>4</text:p>
          </table:table-cell>
          <table:table-cell office:value-type="float" office:value="6" table:style-name="ce47">
            <text:p>6</text:p>
          </table:table-cell>
          <table:table-cell office:value-type="float" office:value="1.28" table:style-name="ce49">
            <text:p>1</text:p>
          </table:table-cell>
          <table:table-cell office:value-type="float" office:value="191" table:content-validation-name="val3" table:style-name="ce68">
            <text:p>191</text:p>
          </table:table-cell>
          <table:table-cell office:value-type="float" office:value="182.85999999999999" table:content-validation-name="val3" table:style-name="ce53">
            <text:p>183</text:p>
          </table:table-cell>
          <table:table-cell office:value-type="float" office:value="12" table:style-name="ce72">
            <text:p>12</text:p>
          </table:table-cell>
          <table:table-cell office:value-type="float" office:value="12" table:style-name="ce76">
            <text:p>12</text:p>
          </table:table-cell>
          <table:table-cell office:value-type="float" office:value="7" table:style-name="ce79">
            <text:p>7</text:p>
          </table:table-cell>
          <table:table-cell office:value-type="float" office:value="7" table:style-name="ce124">
            <text:p>7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14" table:style-name="ce141">
            <text:p>14</text:p>
          </table:table-cell>
          <table:table-cell office:value-type="float" office:value="8.26" table:style-name="ce157">
            <text:p>8</text:p>
          </table:table-cell>
          <table:table-cell office:value-type="float" office:value="33" table:style-name="ce159">
            <text:p>33</text:p>
          </table:table-cell>
          <table:table-cell office:value-type="float" office:value="27.259999999999998" table:style-name="ce161">
            <text:p>27</text:p>
          </table:table-cell>
          <table:table-cell office:value-type="float" office:value="224" table:content-validation-name="val3" table:style-name="ce158">
            <text:p>224</text:p>
          </table:table-cell>
          <table:table-cell office:value-type="float" office:value="210.11999999999998" table:content-validation-name="val3" table:style-name="ce150">
            <text:p>210</text:p>
          </table:table-cell>
          <table:table-cell office:value-type="currency" office:value="512536.49" table:content-validation-name="val1" table:style-name="ce7">
            <text:p>£512,536.49</text:p>
          </table:table-cell>
          <table:table-cell office:value-type="currency" office:value="74356.56" table:content-validation-name="val1" table:style-name="ce7">
            <text:p>£74,356.56</text:p>
          </table:table-cell>
          <table:table-cell office:value-type="currency" office:value="2550" table:content-validation-name="val2" table:style-name="ce7">
            <text:p>£2,550.00</text:p>
          </table:table-cell>
          <table:table-cell office:value-type="currency" office:value="2943.79" table:content-validation-name="val1" table:style-name="ce7">
            <text:p>£2,943.79</text:p>
          </table:table-cell>
          <table:table-cell office:value-type="currency" office:value="20375.93" table:content-validation-name="val1" table:style-name="ce7">
            <text:p>£20,375.93</text:p>
          </table:table-cell>
          <table:table-cell office:value-type="currency" office:value="51238.8" table:content-validation-name="val1" table:style-name="ce7">
            <text:p>£51,238.80</text:p>
          </table:table-cell>
          <table:table-cell office:value-type="currency" office:value="664001.57000000018" table:style-name="ce7">
            <text:p>£664,001.57</text:p>
          </table:table-cell>
          <table:table-cell office:value-type="currency" office:value="217445.86" table:content-validation-name="val1" table:style-name="ce7">
            <text:p>£217,445.86</text:p>
          </table:table-cell>
          <table:table-cell office:value-type="currency" office:value="211746" table:content-validation-name="val2" table:style-name="ce7">
            <text:p>£211,746.00</text:p>
          </table:table-cell>
          <table:table-cell office:value-type="currency" office:value="429191.86" table:style-name="ce7">
            <text:p>£429,191.86</text:p>
          </table:table-cell>
          <table:table-cell office:value-type="currency" office:value="1093193.4300000002" table:style-name="ce7">
            <text:p>£1,093,193.43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15">
            <text:p>Home Office</text:p>
          </table:table-cell>
          <table:table-cell office:value-type="float" office:value="6" table:style-name="ce30">
            <text:p>6</text:p>
          </table:table-cell>
          <table:table-cell office:value-type="float" office:value="6" table:style-name="ce33">
            <text:p>6</text:p>
          </table:table-cell>
          <table:table-cell office:value-type="float" office:value="9" table:style-name="ce40">
            <text:p>9</text:p>
          </table:table-cell>
          <table:table-cell office:value-type="float" office:value="8.01" table:style-name="ce44">
            <text:p>8</text:p>
          </table:table-cell>
          <table:table-cell office:value-type="float" office:value="51" table:style-name="ce83">
            <text:p>51</text:p>
          </table:table-cell>
          <table:table-cell office:value-type="float" office:value="50.61" table:style-name="ce86">
            <text:p>51</text:p>
          </table:table-cell>
          <table:table-cell office:value-type="float" office:value="2" table:style-name="ce99">
            <text:p>2</text:p>
          </table:table-cell>
          <table:table-cell office:value-type="float" office:value="1.59" table:style-name="ce103">
            <text:p>2</text:p>
          </table:table-cell>
          <table:table-cell office:value-type="float" office:value="1" table:style-name="ce113">
            <text:p>1</text:p>
          </table:table-cell>
          <table:table-cell office:value-type="float" office:value="1" table:style-name="ce116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69" table:content-validation-name="val3" table:style-name="ce54">
            <text:p>69</text:p>
          </table:table-cell>
          <table:table-cell office:value-type="float" office:value="67.210000000000008" table:content-validation-name="val3" table:style-name="ce54">
            <text:p>67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69" table:content-validation-name="val3" table:style-name="ce162">
            <text:p>69</text:p>
          </table:table-cell>
          <table:table-cell office:value-type="float" office:value="67.210000000000008" table:content-validation-name="val3" table:style-name="ce162">
            <text:p>67</text:p>
          </table:table-cell>
          <table:table-cell office:value-type="currency" office:value="175188.03" table:content-validation-name="val2" table:style-name="ce7">
            <text:p>£175,188.03</text:p>
          </table:table-cell>
          <table:table-cell office:value-type="currency" office:value="7609.3" table:content-validation-name="val2" table:style-name="ce7">
            <text:p>£7,609.3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35187.370000000003" table:content-validation-name="val2" table:style-name="ce7">
            <text:p>£35,187.37</text:p>
          </table:table-cell>
          <table:table-cell office:value-type="currency" office:value="15148.72" table:content-validation-name="val2" table:style-name="ce7">
            <text:p>£15,148.72</text:p>
          </table:table-cell>
          <table:table-cell office:value-type="currency" office:value="233133.41999999998" table:style-name="ce7">
            <text:p>£233,133.42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style-name="ce7">
            <text:p>£0.00</text:p>
          </table:table-cell>
          <table:table-cell office:value-type="currency" office:value="233133.41999999998" table:style-name="ce7">
            <text:p>£233,133.42</text:p>
          </table:table-cell>
          <table:table-cell table:content-validation-name="val3" table:style-name="ce8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Steven Hughes</dc:creator>
    <meta:creation-date>2012-07-18T14:50:11Z</meta:creation-date>
    <dc:date>2016-01-27T11:05:03Z</dc:date>
  </office:meta>
</office:document-meta>
</file>